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7.5" calcext:value-type="float">
            <text:p>7.5</text:p>
          </table:table-cell>
          <table:table-cell table:formula="of:=[.A1]^3" office:value-type="float" office:value="421.875" calcext:value-type="float">
            <text:p>421.87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[.A2]^3" office:value-type="float" office:value="52.734375" calcext:value-type="float">
            <text:p>52.734375</text:p>
          </table:table-cell>
        </table:table-row>
        <table:table-row table:style-name="ro1">
          <table:table-cell/>
          <table:table-cell table:formula="of:=[.B1]/[.B2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857.29" calcext:value-type="float">
            <text:p>857.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[.B5]/[.B3]" office:value-type="float" office:value="107.16125" calcext:value-type="float">
            <text:p>107.1612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.27pt" svg:y="139.18pt">
            <draw:object draw:notify-on-update-of-ranges="Sheet2.B2:Sheet2.B8 Sheet2.C1:Sheet2.C1 Sheet2.C2:Sheet2.C8 Sheet2.B2:Sheet2.B8 Sheet2.D1:Sheet2.D1 Sheet2.D2:Sheet2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13" calcext:value-type="float">
            <text:p>3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11368" calcext:value-type="float">
            <text:p>1136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office:value-type="float" office:value="11103" calcext:value-type="float">
            <text:p>11103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/>
          <table:table-cell table:formula="of:=1/0.7" office:value-type="float" office:value="1.42857142857143" calcext:value-type="float">
            <text:p>1.42857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5" calcext:value-type="float">
            <text:p>3.55</text:p>
          </table:table-cell>
          <table:table-cell table:formula="of:=[.B3]^3" office:value-type="float" office:value="44.738875" calcext:value-type="float">
            <text:p>44.738875</text:p>
          </table:table-cell>
          <table:table-cell table:number-columns-repeated="4"/>
        </table:table-row>
        <table:table-row table:style-name="ro1">
          <table:table-cell/>
          <table:table-cell table:formula="of:=[.C4]^0.333333333333333" office:value-type="float" office:value="3.15205920618623" calcext:value-type="float">
            <text:p>3.15205920618623</text:p>
          </table:table-cell>
          <table:table-cell table:formula="of:=[.C3]*0.7" office:value-type="float" office:value="31.3172125" calcext:value-type="float">
            <text:p>31.3172125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taskbar</text:p>
          </table:table-cell>
          <table:table-cell office:value-type="string" calcext:value-type="string">
            <text:p>title bar</text:p>
          </table:table-cell>
          <table:table-cell office:value-type="string" calcext:value-type="string">
            <text:p>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float" office:value="1832" calcext:value-type="float">
            <text:p>1832</text:p>
          </table:table-cell>
          <table:table-cell office:value-type="string" calcext:value-type="string">
            <text:p>width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080" calcext:value-type="float">
            <text:p>108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[.B19]-SUM([.C19:.D19])" office:value-type="float" office:value="1014" calcext:value-type="float">
            <text:p>1014</text:p>
          </table:table-cell>
          <table:table-cell office:value-type="string" calcext:value-type="string">
            <text:p>height</text:p>
          </table:table-cell>
          <table:table-cell office:value-type="float" office:value="1008" calcext:value-type="float">
            <text:p>1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9:07:25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16:35.400000000</meta:creation-date>
    <dc:date>2019-10-23T21:23:46.766000000</dc:date>
    <meta:editing-duration>P3DT3H17M39S</meta:editing-duration>
    <meta:editing-cycles>23</meta:editing-cycles>
    <meta:generator>LibreOffice/6.0.6.2$Windows_X86_64 LibreOffice_project/0c292870b25a325b5ed35f6b45599d2ea4458e77</meta:generator>
    <meta:document-statistic meta:table-count="3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4cm" svg:y="3.442cm" style:legend-expansion="high" chart:style-name="ch2"/>
        <chart:plot-area chart:style-name="ch3" table:cell-range-address="Sheet2.B2:Sheet2.D8 Sheet2.C1:Sheet2.D1" chart:data-source-has-labels="row" svg:x="0.32cm" svg:y="0.18cm" svg:width="11.434cm" svg:height="8.64cm">
          <chartooo:coordinate-region svg:x="1.524cm" svg:y="0.383cm" svg:width="9.406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2.C2:Sheet2.C8" chart:label-cell-address="Sheet2.C1:Sheet2.C1" chart:class="chart:scatter">
            <chart:domain table:cell-range-address="Sheet2.B2:Sheet2.B8"/>
            <chart:regression-curve chart:style-name="ch9">
              <chart:equation chart:display-equation="true" chart:display-r-square="true" svg:x="2.487cm" svg:y="5.239cm"/>
            </chart:regression-curve>
            <chart:data-point chart:repeated="7"/>
          </chart:series>
          <chart:series chart:attached-axis="primary-y" chart:style-name="ch10" chart:values-cell-range-address="Sheet2.D2:Sheet2.D8" chart:label-cell-address="Sheet2.D1:Sheet2.D1" chart:class="chart:scatter">
            <chart:regression-curve chart:style-name="ch11">
              <chart:equation chart:display-equation="true" chart:display-r-square="true" svg:x="1.735cm" svg:y="7.185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</text:p>
                <draw:g>
                  <svg:desc>Sheet2.C1:Sheet2.C1</svg:desc>
                </draw:g>
              </table:table-cell>
              <table:table-cell office:value-type="string">
                <text:p>alt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Sheet2.B2:Sheet2.B8</svg:desc>
                </draw:g>
              </table:table-cell>
              <table:table-cell office:value-type="float" office:value="313">
                <text:p>313</text:p>
                <draw:g>
                  <svg:desc>Sheet2.C2:Sheet2.C8</svg:desc>
                </draw:g>
              </table:table-cell>
              <table:table-cell office:value-type="float" office:value="136">
                <text:p>136</text:p>
                <draw:g>
                  <svg:desc>Sheet2.D2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12">
                <text:p>312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92">
                <text:p>292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9022">
                <text:p>9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68">
                <text:p>268</text:p>
              </table:table-cell>
              <table:table-cell office:value-type="float" office:value="10373">
                <text:p>10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11368">
                <text:p>1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11103">
                <text:p>11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